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098e" officeooo:paragraph-rsid="00119855"/>
    </style:style>
    <style:style style:name="P2" style:family="paragraph" style:parent-style-name="Standard">
      <style:text-properties officeooo:rsid="0010098e" officeooo:paragraph-rsid="0010098e"/>
    </style:style>
    <style:style style:name="P3" style:family="paragraph" style:parent-style-name="Standard">
      <style:text-properties officeooo:rsid="00119855" officeooo:paragraph-rsid="00119855"/>
    </style:style>
    <style:style style:name="P4" style:family="paragraph" style:parent-style-name="Standard">
      <style:text-properties officeooo:rsid="0012a097" officeooo:paragraph-rsid="00131633"/>
    </style:style>
    <style:style style:name="P5" style:family="paragraph" style:parent-style-name="Standard">
      <style:paragraph-properties fo:text-align="start" style:justify-single-word="false"/>
      <style:text-properties officeooo:rsid="0012a097" officeooo:paragraph-rsid="002efd8d"/>
    </style:style>
    <style:style style:name="P6" style:family="paragraph" style:parent-style-name="Standard">
      <style:text-properties officeooo:rsid="002324c1" officeooo:paragraph-rsid="002324c1"/>
    </style:style>
    <style:style style:name="P7" style:family="paragraph" style:parent-style-name="Standard">
      <style:paragraph-properties fo:text-align="start" style:justify-single-word="false"/>
      <style:text-properties officeooo:rsid="00238335" officeooo:paragraph-rsid="002484fa"/>
    </style:style>
    <style:style style:name="P8" style:family="paragraph" style:parent-style-name="Standard">
      <style:paragraph-properties fo:text-align="start" style:justify-single-word="false"/>
      <style:text-properties officeooo:rsid="00238335" officeooo:paragraph-rsid="002b0e62"/>
    </style:style>
    <style:style style:name="P9" style:family="paragraph" style:parent-style-name="Standard">
      <style:text-properties officeooo:rsid="00238335" officeooo:paragraph-rsid="00294928"/>
    </style:style>
    <style:style style:name="P10" style:family="paragraph" style:parent-style-name="Standard">
      <style:text-properties officeooo:rsid="003041d0" officeooo:paragraph-rsid="003041d0"/>
    </style:style>
    <style:style style:name="P11" style:family="paragraph" style:parent-style-name="Standard">
      <style:text-properties officeooo:rsid="0031128a" officeooo:paragraph-rsid="0031128a"/>
    </style:style>
    <style:style style:name="P12" style:family="paragraph" style:parent-style-name="Standard">
      <style:text-properties officeooo:rsid="0031e598" officeooo:paragraph-rsid="0031e598"/>
    </style:style>
    <style:style style:name="P13" style:family="paragraph" style:parent-style-name="Standard">
      <style:paragraph-properties fo:text-align="start" style:justify-single-word="false"/>
      <style:text-properties officeooo:rsid="00330d15" officeooo:paragraph-rsid="00330d15"/>
    </style:style>
    <style:style style:name="P14" style:family="paragraph" style:parent-style-name="Standard">
      <style:text-properties fo:font-weight="bold" officeooo:rsid="0021dc09" officeooo:paragraph-rsid="0021dc09" style:font-weight-asian="bold" style:font-weight-complex="bold"/>
    </style:style>
    <style:style style:name="P15" style:family="paragraph" style:parent-style-name="Standard">
      <style:text-properties fo:font-weight="bold" officeooo:rsid="00420ff0" officeooo:paragraph-rsid="00420ff0" style:font-weight-asian="bold" style:font-weight-complex="bold"/>
    </style:style>
    <style:style style:name="P16" style:family="paragraph" style:parent-style-name="Standard">
      <style:text-properties officeooo:rsid="0038d031" officeooo:paragraph-rsid="0038d031"/>
    </style:style>
    <style:style style:name="P17" style:family="paragraph" style:parent-style-name="Standard">
      <style:paragraph-properties fo:text-align="start" style:justify-single-word="false"/>
      <style:text-properties officeooo:rsid="0037ce86" officeooo:paragraph-rsid="0034d8cc"/>
    </style:style>
    <style:style style:name="P18" style:family="paragraph" style:parent-style-name="Standard">
      <style:text-properties style:text-underline-style="solid" style:text-underline-width="auto" style:text-underline-color="font-color" officeooo:rsid="0010098e" officeooo:paragraph-rsid="0010098e"/>
    </style:style>
    <style:style style:name="P19" style:family="paragraph" style:parent-style-name="Standard">
      <style:paragraph-properties fo:text-align="center" style:justify-single-word="false"/>
      <style:text-properties fo:font-style="italic" officeooo:rsid="00119855" officeooo:paragraph-rsid="002324c1" style:font-style-asian="italic" style:font-style-complex="italic"/>
    </style:style>
    <style:style style:name="P20" style:family="paragraph" style:parent-style-name="Standard">
      <style:paragraph-properties fo:text-align="center" style:justify-single-word="false"/>
      <style:text-properties fo:font-style="italic" officeooo:rsid="00119855" officeooo:paragraph-rsid="00294928" style:font-style-asian="italic" style:font-style-complex="italic"/>
    </style:style>
    <style:style style:name="P21" style:family="paragraph" style:parent-style-name="Standard">
      <style:paragraph-properties fo:text-align="center" style:justify-single-word="false"/>
      <style:text-properties fo:font-style="italic" officeooo:rsid="00119855" officeooo:paragraph-rsid="002efd8d" style:font-style-asian="italic" style:font-style-complex="italic"/>
    </style:style>
    <style:style style:name="P22" style:family="paragraph" style:parent-style-name="Standard">
      <style:paragraph-properties fo:text-align="center" style:justify-single-word="false"/>
      <style:text-properties fo:font-style="italic" officeooo:rsid="00238335" officeooo:paragraph-rsid="002484fa" style:font-style-asian="italic" style:font-style-complex="italic"/>
    </style:style>
    <style:style style:name="P23" style:family="paragraph" style:parent-style-name="Standard">
      <style:paragraph-properties fo:text-align="center" style:justify-single-word="false"/>
      <style:text-properties fo:font-style="italic" officeooo:rsid="00238335" officeooo:paragraph-rsid="002b0e62" style:font-style-asian="italic" style:font-style-complex="italic"/>
    </style:style>
    <style:style style:name="P24" style:family="paragraph" style:parent-style-name="Standard">
      <style:paragraph-properties fo:text-align="center" style:justify-single-word="false"/>
      <style:text-properties fo:font-style="italic" officeooo:rsid="002e02cb" officeooo:paragraph-rsid="002efd8d" style:font-style-asian="italic" style:font-style-complex="italic"/>
    </style:style>
    <style:style style:name="P25" style:family="paragraph" style:parent-style-name="Standard">
      <style:paragraph-properties fo:text-align="center" style:justify-single-word="false"/>
      <style:text-properties fo:font-style="italic" officeooo:rsid="002e02cb" officeooo:paragraph-rsid="0031e598" style:font-style-asian="italic" style:font-style-complex="italic"/>
    </style:style>
    <style:style style:name="P26" style:family="paragraph" style:parent-style-name="Standard">
      <style:paragraph-properties fo:text-align="center" style:justify-single-word="false"/>
      <style:text-properties fo:font-style="italic" officeooo:rsid="0034d8cc" officeooo:paragraph-rsid="0034d8cc" style:font-style-asian="italic" style:font-style-complex="italic"/>
    </style:style>
    <style:style style:name="T1" style:family="text">
      <style:text-properties officeooo:rsid="00119855"/>
    </style:style>
    <style:style style:name="T2" style:family="text">
      <style:text-properties officeooo:rsid="0012a097"/>
    </style:style>
    <style:style style:name="T3" style:family="text">
      <style:text-properties officeooo:rsid="00144503"/>
    </style:style>
    <style:style style:name="T4" style:family="text">
      <style:text-properties officeooo:rsid="0014efd8"/>
    </style:style>
    <style:style style:name="T5" style:family="text">
      <style:text-properties officeooo:rsid="001a31ca"/>
    </style:style>
    <style:style style:name="T6" style:family="text">
      <style:text-properties officeooo:rsid="001de310"/>
    </style:style>
    <style:style style:name="T7" style:family="text">
      <style:text-properties officeooo:rsid="002324c1"/>
    </style:style>
    <style:style style:name="T8" style:family="text">
      <style:text-properties officeooo:rsid="00238335"/>
    </style:style>
    <style:style style:name="T9" style:family="text">
      <style:text-properties officeooo:rsid="002484fa"/>
    </style:style>
    <style:style style:name="T10" style:family="text">
      <style:text-properties officeooo:rsid="00294928"/>
    </style:style>
    <style:style style:name="T11" style:family="text">
      <style:text-properties officeooo:rsid="002b0e62"/>
    </style:style>
    <style:style style:name="T12" style:family="text">
      <style:text-properties officeooo:rsid="002c959a"/>
    </style:style>
    <style:style style:name="T13" style:family="text">
      <style:text-properties officeooo:rsid="002efd8d"/>
    </style:style>
    <style:style style:name="T14" style:family="text">
      <style:text-properties officeooo:rsid="0031e598"/>
    </style:style>
    <style:style style:name="T15" style:family="text">
      <style:text-properties officeooo:rsid="003437b5"/>
    </style:style>
    <style:style style:name="T16" style:family="text">
      <style:text-properties officeooo:rsid="00372c26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44503" style:font-style-asian="italic" style:font-style-complex="italic"/>
    </style:style>
    <style:style style:name="T19" style:family="text">
      <style:text-properties officeooo:rsid="004476a2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5275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How to test age-related macular degeneration (AMD) model based on deep learning (DL)</text:p>
      <text:p text:style-name="P18"/>
      <text:p text:style-name="P2">Name of company: Diagnos Inc.</text:p>
      <text:p text:style-name="P2">Name of department: Research &amp; Development (R&amp;D)</text:p>
      <text:p text:style-name="P2">Team members: Dr. Waziha Kabir, Dr. Adrian Agaldran, Riadh Kobbi</text:p>
      <text:p text:style-name="P2">Last modified: January <text:span text:style-name="T21">24</text:span>, 2022</text:p>
      <text:p text:style-name="P2"/>
      <text:p text:style-name="P15">Requirements:</text:p>
      <text:p text:style-name="P4">You would require the following Python scripts:</text:p>
      <text:p text:style-name="P4">1. prepro_AMD.py</text:p>
      <text:p text:style-name="P4">2. test_binary_AMD.py</text:p>
      <text:p text:style-name="P4"/>
      <text:p text:style-name="P3">You would require the following directories <text:span text:style-name="T19">and files</text:span>:</text:p>
      <text:p text:style-name="P1"><text:span text:style-name="T1">1. </text:span><text:span text:style-name="T20">AMDmodels</text:span><text:span text:style-name="T3">&gt;&gt;v1.0.0.0&gt;&gt;cycle_14_mAUC_95.33_MCC_89.73_F1_86.23&gt;&gt;</text:span><text:span text:style-name="T18">model_checkpoint.pth</text:span></text:p>
      <text:p text:style-name="P16">The trained AMD DL model is saved as <text:span text:style-name="T17">model_checkpoint.pth</text:span>.</text:p>
      <text:p text:style-name="P3">2. <text:span text:style-name="T20">data</text:span><text:span text:style-name="T4">&gt;&gt;images, test_amd.csv</text:span></text:p>
      <text:p text:style-name="P3">3. <text:span text:style-name="T20">models</text:span><text:span text:style-name="T5">&gt;&gt;bit_models_MOD.py, bit_models.py, BiT-M-R101x1.npz, get_model.py and repvgg.py</text:span></text:p>
      <text:p text:style-name="P3">4. <text:span text:style-name="T20">utils</text:span><text:span text:style-name="T6">&gt;&gt;combo_loader.py, evaluation.py, get_loaders.py, get_mask.py, model_saving_loading.py and reproducibility.py</text:span></text:p>
      <text:p text:style-name="P3"/>
      <text:p text:style-name="P14">Pre-processing</text:p>
      <text:p text:style-name="P10">The test image is first pre-processed using the following steps.</text:p>
      <text:p text:style-name="P6">1. Save your test image in the following location:</text:p>
      <text:p text:style-name="P19">data/<text:span text:style-name="T4">images</text:span></text:p>
      <text:p text:style-name="P7">For example, <text:span text:style-name="T17">fundus_1.jpg</text:span> is the name of the test image. Then, you should find it after the saving <text:span text:style-name="T9">in the following location as </text:span></text:p>
      <text:p text:style-name="P22">data/images/fundus_1.jpg</text:p>
      <text:p text:style-name="P9">2. Save <text:span text:style-name="T17">test_amd.csv</text:span> that has the name of your test image under *image_id* in the 1st column of the <text:span text:style-name="T17">.csv</text:span> in the following location:</text:p>
      <text:p text:style-name="P20">data/<text:span text:style-name="T4">images</text:span></text:p>
      <text:p text:style-name="P8"><text:span text:style-name="T11">Y</text:span>ou should find it after the saving <text:span text:style-name="T9">in the following location as </text:span></text:p>
      <text:p text:style-name="P23">data/images/<text:span text:style-name="T10">test_amd.csv</text:span></text:p>
      <text:p text:style-name="P6"><text:span text:style-name="T8">3</text:span>. Run the following command <text:span text:style-name="T12">to pre-process the test image.</text:span></text:p>
      <text:p text:style-name="P24">python3 <text:span text:style-name="T2">prepro_AMD.py</text:span></text:p>
      <text:p text:style-name="P5">The pre-processed image will be saved in the following location.</text:p>
      <text:p text:style-name="P21">data/<text:span text:style-name="T13">cropped_images</text:span></text:p>
      <text:p text:style-name="P6"/>
      <text:p text:style-name="P14">Testing</text:p>
      <text:p text:style-name="P11">The pre-processed test image is now tested using the following step.</text:p>
      <text:p text:style-name="P12">1. <text:s/><text:span text:style-name="T7">Run the following command to predict AMD of </text:span>the <text:span text:style-name="T7">pre-process</text:span>ed<text:span text:style-name="T7"> test image.</text:span></text:p>
      <text:p text:style-name="P25"><text:span text:style-name="T14">p</text:span>ython3 <text:span text:style-name="T2">test_binary_AMD.py</text:span></text:p>
      <text:p text:style-name="P13">The predicted AMD <text:span text:style-name="T15">for the test image </text:span>will be displayed on command screen as well as <text:span text:style-name="T16">it</text:span> will be saved in the ‘<text:span text:style-name="T17">results</text:span>’ directory.</text:p>
      <text:p text:style-name="P17">The predicted AMD result would be shown on the screen as follows.</text:p>
      <text:p text:style-name="P26">DATA_TAG:=AMD=True; File=fundus_1.jp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7T15:34:23.206627918</meta:creation-date>
    <dc:date>2022-01-24T13:11:07.478353934</dc:date>
    <meta:editing-duration>PT2H46M11S</meta:editing-duration>
    <meta:editing-cycles>64</meta:editing-cycles>
    <meta:generator>LibreOffice/6.0.7.3$Linux_X86_64 LibreOffice_project/00m0$Build-3</meta:generator>
    <meta:document-statistic meta:table-count="0" meta:image-count="0" meta:object-count="0" meta:page-count="1" meta:paragraph-count="36" meta:word-count="260" meta:character-count="1877" meta:non-whitespace-character-count="1650"/>
  </office:meta>
</office:document-meta>
</file>